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4.82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0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Airport name</text:p>
          </table:table-cell>
          <table:table-cell table:style-name="ce1" office:value-type="string" calcext:value-type="string">
            <text:p>Country Abbrev.</text:p>
          </table:table-cell>
          <table:table-cell table:style-name="ce1" office:value-type="string" calcext:value-type="string">
            <text:p>World Area Code</text:p>
          </table:table-cell>
          <table:table-cell table:style-name="ce1" office:value-type="string" calcext:value-type="string">
            <text:p>Airport Cod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Bamiy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Bost 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Chaghchar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Darwa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D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Faizaba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B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G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Ghazni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GZ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Hera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Jalalaba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J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ndahar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os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wah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hwaja Rawash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undu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uran-O-Munj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Maimana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M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Mazar I Sharif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Nimroz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M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Qala Nau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L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ardeh Band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B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heghn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Taluq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Tirinkot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Urgoo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Uruzgan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Zaranj</text:p>
          </table:table-cell>
          <table:table-cell office:value-type="string" calcext:value-type="string">
            <text:p>AF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ZA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Rinas Mother Teresa</text:p>
          </table:table-cell>
          <table:table-cell office:value-type="string" calcext:value-type="string">
            <text:p>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dr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guem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Beid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Eddi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in El Bey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Z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atn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eja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ordj Badji Mokht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Bouchekif Abde Al-hafidh Bousso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jame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Es Sen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Guema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Houari Boumedien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llizi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V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 Amena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 Salah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Inedbirenn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J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Jijel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J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Koub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aghoua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Les Saline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ascara-Ghris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echri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Z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ohamed Boudia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ostaganem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Q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Newark Liberty International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Noumerate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Oued Irara Ap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eti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idi Belabbes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F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Skikd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afaraoui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bessa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imimoun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indouf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Touggourt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Zenata-Messali El Hadj</text:p>
          </table:table-cell>
          <table:table-cell office:value-type="string" calcext:value-type="string">
            <text:p>D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Fitiuta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Ofu Island Airstrip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Tau Island Airport</text:p>
          </table:table-cell>
          <table:table-cell office:value-type="string" calcext:value-type="string">
            <text:p>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4 De Fevereir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mbriz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Z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ndul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bind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funf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ng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pand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K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tumbel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azomb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hitat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G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Cuito Cuanaval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iric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und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Gen V Deslandes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Huamb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J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Kuito (Silva Porto)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u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ba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en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U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kap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B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mbal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G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zamb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Z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Malan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Menongu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amib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S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dalatandos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ega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X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giv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Nzagi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Ongiva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Porto Amboim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B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aurim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H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oy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mb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Uige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Waco Ku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Xangongo</text:p>
          </table:table-cell>
          <table:table-cell office:value-type="string" calcext:value-type="string">
            <text:p>A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X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allblake</text:p>
          </table:table-cell>
          <table:table-cell office:value-type="string" calcext:value-type="string">
            <text:p>A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X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Teniente R. Marsh Martin</text:p>
          </table:table-cell>
          <table:table-cell office:value-type="string" calcext:value-type="string">
            <text:p>A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Barbuda</text:p>
          </table:table-cell>
          <table:table-cell office:value-type="string" calcext:value-type="string">
            <text:p>A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B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V. C. Bird International</text:p>
          </table:table-cell>
          <table:table-cell office:value-type="string" calcext:value-type="string">
            <text:p>A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lmirante Z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lto Rio Senguer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pt. Jorge Newbery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enj Matienz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rigadier Hector Ruiz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S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leta Oliv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V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mba Pun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pitan Vicente Alman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rmen De Patagon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tarat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viah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hapelc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har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lorind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L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lonia Catri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lonia Sarmient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L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mandante Espo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modoro Rivadav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uruzu Cuat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Z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utr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Bolso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Cadill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U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Calafat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Maite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alom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lumerill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Pucu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 Tehuelch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squ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Q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Ezeiza Ministro Pistarini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Fisherto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 Belgra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Pic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Urquiz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eneral Villeg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obernador Grego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ualeguaychu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geniero Aeronáutico Ambrosio L.V. Taravella 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geniero Jacobacci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G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slas Malvinas Argentinas Internation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Jose De San Marti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 Cumbr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P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go Argenti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s Her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s Lomit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oncop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os Menuc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largu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quincha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irama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J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onte Caser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stor Kirchner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euque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Q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lavarr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scar Regue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huaj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E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erito Moren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M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res. Roque Saenz Pen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Puerto Desea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econquis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C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ncon De Los Sauc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Cuart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C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Hond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H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May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Rio Turbi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enz Pen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Z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Antonio Oest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Julian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F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a Teresi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uce Viejo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F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ierra Grande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unchal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C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alchet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C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alle Del Conlar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D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lla Dolores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Villa Gesell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Zapala</text:p>
          </table:table-cell>
          <table:table-cell office:value-type="string" calcext:value-type="string">
            <text:p>A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P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Gyoumri</text:p>
          </table:table-cell>
          <table:table-cell office:value-type="string" calcext:value-type="string">
            <text:p>A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Zvartnots</text:p>
          </table:table-cell>
          <table:table-cell office:value-type="string" calcext:value-type="string">
            <text:p>A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V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Queen Beatrix International</text:p>
          </table:table-cell>
          <table:table-cell office:value-type="string" calcext:value-type="string">
            <text:p>AW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U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ictoria River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VC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delaide International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delaide Keswick Rai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H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ne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G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L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ice Springs Rai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H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ro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lyangu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a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M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erican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mmar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M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damoo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gus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thony Lago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amac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gy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Y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gyle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mid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rra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gustus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rukun Miss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U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W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V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y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du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irnsd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S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canoo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go Hill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lina Byron Gate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lrana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Z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maga Injin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B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niya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Y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cald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kl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rrow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tavi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athurs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agl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dfor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dou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lbur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X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na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ndig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X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too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T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everley Spring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cker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g B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lli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I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loe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rd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V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iza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acka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K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ackwa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F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igu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ll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lw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rrol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O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ul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ur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ow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amp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ewarri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gh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isban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oke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runette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li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D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rk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rnie Wynya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Bussell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Q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ig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loun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D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moowe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o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pe Barre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pe Flatte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Q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lto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V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rpentari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ttle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ed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essnock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arle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errabu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erri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illago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inchi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hristma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X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ity 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V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ifton Hill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oncur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lun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Z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conu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ac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areneb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llin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ndobol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nnell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ber Ped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P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in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k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T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L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awany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li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nabarabr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namb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ra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R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otamun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dillo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o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rry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Y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a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C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w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esswel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ok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D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d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unnamu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garang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y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ly Water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nle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rwin Rai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J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ua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A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venport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aydream I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lissa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lt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n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niliqu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amantina Lak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rranba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X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cker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K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nga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O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omadg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ong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orund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rumduff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rysdale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bb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lkani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nwic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rham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H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ur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Dysa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chuc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dward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inaslei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lcho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lked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K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neabba W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rldun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rnabe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speranc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ssend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tadu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uc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v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V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vans Hea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xmouth Gulf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X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all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n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itzroy Cross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linders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lora Va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V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est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rest River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rs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ossil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Fras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mb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rden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P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scoyne Junc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ay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el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ibb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 Inn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gy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lenormis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ld Coast (coolangatta)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ldsworth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ondiwi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rd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s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ulbur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oulbur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anit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at Keppel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K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e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gor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enf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unne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U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Gymp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ll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C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milton/proserp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ayman Island Resort SP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adingl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athland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e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F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n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rmannsbur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M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ervey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V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ghbu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llsid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inchinbroo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bart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ok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oker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pe 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petou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r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ughend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G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Humber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U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ff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dulk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D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g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ju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N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ker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naminc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N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nisfai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ver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V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nver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V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Isis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abi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andako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lia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Jurien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bar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kgur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kur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F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pow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lumbu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ara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bal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D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milero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ru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atann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emps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era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mberley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aro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 Cany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 Creek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cot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ngsford Sm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irkim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lat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l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K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onib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Q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owanya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W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bi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lg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nun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N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Kuru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 Trobe Reg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dy Ellio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Y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Eve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Grego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 Nas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fiel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kelan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K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trob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U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ur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ver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V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aw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armon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igh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ghtning Ridg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lydale Airport</text:p>
          </table:table-cell>
          <table:table-cell office:value-type="string" calcext:value-type="string">
            <text:p>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mbuny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I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nd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ndema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S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ssad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izard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ckhar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ngreac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rd How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otus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buiag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donal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ks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cmahon Camp 4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inor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it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llacoo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d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ingrid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jimu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J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nners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ble 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ee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gare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garet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i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qu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aryborou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carthur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C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ekath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imbu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L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ert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ddlemou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Q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ingimb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llice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L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ers La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la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nnip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randa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 Platea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chell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ittie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I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nki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lawat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rabb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oraber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a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e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n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ning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oa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ruy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Buffal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Full Sto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Gambi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G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Guns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S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Hot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Hous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H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Is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Kei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Magne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M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 Sw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ountain Val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Barnet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B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Cavenag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K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t Sandfor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cc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U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dg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ga P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k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llew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X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ngeran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rra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sgrav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V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utta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Myroo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mbou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mbucca Head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ppa Mer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pper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acoort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abr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and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arrog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ewr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gukur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hulunbu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ift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nkanb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s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osavil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rman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T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ow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llag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llarbo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mbulw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U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utwood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yng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ak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b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enpell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P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ff Line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ff line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Z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lympic D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nslo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odnadat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bo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d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riento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X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uy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lm Beach SP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lm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M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ndie Pand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aburd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B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d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ke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arnda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nneshaw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n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ppimenart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erth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Augus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Dougla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Hunt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H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Keat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K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Macqua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Q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Pi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P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 Stephe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T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ilp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Quiri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mingini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avensthor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V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enm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M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ichmond AFB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hoo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son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R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bin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ckhampton Dow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ebour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keb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per 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per Vall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P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bert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sella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L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ttnest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oy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Rutland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ibai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B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X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ndring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co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J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w Riv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ay Ga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G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eppar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hute Harbour H/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ilver Plai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mith Poin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mith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nake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N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 Galw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G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 Moll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ern Cros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Q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outh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H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C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pringval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Z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 Helens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nthor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rck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Q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awe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ephen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aha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athm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reaky Ba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turt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urfers Paradis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F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wan Hil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ydney Banks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W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Sydney We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W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ble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mworth Regional Ai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nba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ngaloom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c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e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aroo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lfer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mo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nnant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ewanti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ang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argomind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da Stat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D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ursday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ylung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boobu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mber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B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ind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bermor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cumw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C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m Pric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rwoo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W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ownsvill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llamarine Internation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mu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urkey Cree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T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Und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Useless Loo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Vanroo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V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ha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ch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get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ll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ngaratt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G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ber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cknabea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K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awagin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R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rnamb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terpor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uchop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averney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e Wa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ip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E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lshpool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est Wyal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W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itsunday Airstrip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S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itsunday Coast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hyal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canni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liam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pena Pou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lu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dar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dorah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llogora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llongo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nda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ndool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dgree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die Wood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W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oomer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UM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rotham Park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P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udinna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W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lata Missio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lgoo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m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ndi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angoonab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eelirrie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Y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rke Island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K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rketown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OR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Yuendumu</text:p>
          </table:table-cell>
          <table:table-cell office:value-type="string" calcext:value-type="string">
            <text:p>AU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Y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lpe Adria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K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lue Danube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Flexenpass Heliport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Z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Hohenems-dornbir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O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Innsbruck-kranebitte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Kitzbuehl Railway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J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Lauterach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QL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chwechat (Vienna International)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t Anton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Suedbahnhof Rail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W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Thalerhof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 Danubepier Hov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. A. Mozart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Z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bahnhof Rail</text:p>
          </table:table-cell>
          <table:table-cell office:value-type="string" calcext:value-type="string">
            <text:p>A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XW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Gabala International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Gyandzha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KV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Heydar Aliyev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Z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Heydar Aliyev International (Bina International)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Y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Nakhichevan</text:p>
          </table:table-cell>
          <table:table-cell office:value-type="string" calcext:value-type="string">
            <text:p>AZ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ICAO</text:p>
          </table:table-cell>
          <table:table-cell table:style-name="ce2" office:value-type="string" calcext:value-type="string">
            <text:p>IATA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ountry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FT</text:p>
          </table:table-cell>
          <table:table-cell table:style-name="ce3" office:value-type="string" calcext:value-type="string">
            <text:p>FRW</text:p>
          </table:table-cell>
          <table:table-cell table:style-name="ce3" office:value-type="string" calcext:value-type="string">
            <text:p><text:a xlink:href="http://www.airport-data.com/world-airports/FBFT-FRW/" xlink:type="simple">Francistown Airport</text:a></text:p>
          </table:table-cell>
          <table:table-cell table:style-name="ce3" office:value-type="string" calcext:value-type="string">
            <text:p>Francistown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GZ</text:p>
          </table:table-cell>
          <table:table-cell table:style-name="ce3" office:value-type="string" calcext:value-type="string">
            <text:p>GNZ</text:p>
          </table:table-cell>
          <table:table-cell table:style-name="ce3" office:value-type="string" calcext:value-type="string">
            <text:p><text:a xlink:href="http://www.airport-data.com/world-airports/FBGZ-GNZ/" xlink:type="simple">Ghanzi Airport</text:a></text:p>
          </table:table-cell>
          <table:table-cell table:style-name="ce3" office:value-type="string" calcext:value-type="string">
            <text:p>Ghanzi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GM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GM/" xlink:type="simple">Gumare Airport</text:a></text:p>
          </table:table-cell>
          <table:table-cell table:style-name="ce3" office:value-type="string" calcext:value-type="string">
            <text:p>Gumar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JW</text:p>
          </table:table-cell>
          <table:table-cell table:style-name="ce3" office:value-type="string" calcext:value-type="string">
            <text:p>JWA</text:p>
          </table:table-cell>
          <table:table-cell table:style-name="ce3" office:value-type="string" calcext:value-type="string">
            <text:p><text:a xlink:href="http://www.airport-data.com/world-airports/FBJW-JWA/" xlink:type="simple">Jwaneng Airport</text:a></text:p>
          </table:table-cell>
          <table:table-cell table:style-name="ce3" office:value-type="string" calcext:value-type="string">
            <text:p>Jwaneng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KG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KG/" xlink:type="simple">Kang Airport</text:a></text:p>
          </table:table-cell>
          <table:table-cell table:style-name="ce3" office:value-type="string" calcext:value-type="string">
            <text:p>Kang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KY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KY/" xlink:type="simple">Kanye Airport</text:a></text:p>
          </table:table-cell>
          <table:table-cell table:style-name="ce3" office:value-type="string" calcext:value-type="string">
            <text:p>Kany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KE</text:p>
          </table:table-cell>
          <table:table-cell table:style-name="ce3" office:value-type="string" calcext:value-type="string">
            <text:p>BBK</text:p>
          </table:table-cell>
          <table:table-cell table:style-name="ce3" office:value-type="string" calcext:value-type="string">
            <text:p><text:a xlink:href="http://www.airport-data.com/world-airports/FBKE-BBK/" xlink:type="simple">Kasane Airport</text:a></text:p>
          </table:table-cell>
          <table:table-cell table:style-name="ce3" office:value-type="string" calcext:value-type="string">
            <text:p>Kasan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KR</text:p>
          </table:table-cell>
          <table:table-cell table:style-name="ce3" office:value-type="string" calcext:value-type="string">
            <text:p>KHW</text:p>
          </table:table-cell>
          <table:table-cell table:style-name="ce3" office:value-type="string" calcext:value-type="string">
            <text:p><text:a xlink:href="http://www.airport-data.com/world-airports/FBKR-KHW/" xlink:type="simple">Khwai River Airport</text:a></text:p>
          </table:table-cell>
          <table:table-cell table:style-name="ce3" office:value-type="string" calcext:value-type="string">
            <text:p>Khwai River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LO</text:p>
          </table:table-cell>
          <table:table-cell table:style-name="ce3" office:value-type="string" calcext:value-type="string">
            <text:p>LOQ</text:p>
          </table:table-cell>
          <table:table-cell table:style-name="ce3" office:value-type="string" calcext:value-type="string">
            <text:p><text:a xlink:href="http://www.airport-data.com/world-airports/FBLO-LOQ/" xlink:type="simple">Lobatse Airport</text:a></text:p>
          </table:table-cell>
          <table:table-cell table:style-name="ce3" office:value-type="string" calcext:value-type="string">
            <text:p>Lobats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MM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MM/" xlink:type="simple">Makalamabedi Airport</text:a></text:p>
          </table:table-cell>
          <table:table-cell table:style-name="ce3" office:value-type="string" calcext:value-type="string">
            <text:p>Makalamabedi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MN</text:p>
          </table:table-cell>
          <table:table-cell table:style-name="ce3" office:value-type="string" calcext:value-type="string">
            <text:p>MUB</text:p>
          </table:table-cell>
          <table:table-cell table:style-name="ce3" office:value-type="string" calcext:value-type="string">
            <text:p><text:a xlink:href="http://www.airport-data.com/world-airports/FBMN-MUB/" xlink:type="simple">Maun Airport</text:a></text:p>
          </table:table-cell>
          <table:table-cell table:style-name="ce3" office:value-type="string" calcext:value-type="string">
            <text:p>Maun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NT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NT/" xlink:type="simple">Nata Airport</text:a></text:p>
          </table:table-cell>
          <table:table-cell table:style-name="ce3" office:value-type="string" calcext:value-type="string">
            <text:p>Nata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NN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NN/" xlink:type="simple">Nokaneng Airport</text:a></text:p>
          </table:table-cell>
          <table:table-cell table:style-name="ce3" office:value-type="string" calcext:value-type="string">
            <text:p>Nokaneng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OR</text:p>
          </table:table-cell>
          <table:table-cell table:style-name="ce3" office:value-type="string" calcext:value-type="string">
            <text:p>ORP</text:p>
          </table:table-cell>
          <table:table-cell table:style-name="ce3" office:value-type="string" calcext:value-type="string">
            <text:p><text:a xlink:href="http://www.airport-data.com/world-airports/FBOR-ORP/" xlink:type="simple">Orapa Airport</text:a></text:p>
          </table:table-cell>
          <table:table-cell table:style-name="ce3" office:value-type="string" calcext:value-type="string">
            <text:p>Orapa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PY</text:p>
          </table:table-cell>
          <table:table-cell table:style-name="ce3" office:value-type="string" calcext:value-type="string">
            <text:p>QPH</text:p>
          </table:table-cell>
          <table:table-cell table:style-name="ce3" office:value-type="string" calcext:value-type="string">
            <text:p><text:a xlink:href="http://www.airport-data.com/world-airports/FBPY-QPH/" xlink:type="simple">Palapye Airport</text:a></text:p>
          </table:table-cell>
          <table:table-cell table:style-name="ce3" office:value-type="string" calcext:value-type="string">
            <text:p>Palapy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RK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RK/" xlink:type="simple">Rakops Airport</text:a></text:p>
          </table:table-cell>
          <table:table-cell table:style-name="ce3" office:value-type="string" calcext:value-type="string">
            <text:p>Rakops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V</text:p>
          </table:table-cell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<text:a xlink:href="http://www.airport-data.com/world-airports/FBSV-SVT/" xlink:type="simple">Savuti Airport</text:a></text:p>
          </table:table-cell>
          <table:table-cell table:style-name="ce3" office:value-type="string" calcext:value-type="string">
            <text:p>Savuti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P</text:p>
          </table:table-cell>
          <table:table-cell table:style-name="ce3" office:value-type="string" calcext:value-type="string">
            <text:p>PKW</text:p>
          </table:table-cell>
          <table:table-cell table:style-name="ce3" office:value-type="string" calcext:value-type="string">
            <text:p><text:a xlink:href="http://www.airport-data.com/world-airports/FBSP-PKW/" xlink:type="simple">Selebi-phikwe Airport</text:a></text:p>
          </table:table-cell>
          <table:table-cell table:style-name="ce3" office:value-type="string" calcext:value-type="string">
            <text:p>Selebi-Phikw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R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SR/" xlink:type="simple">Serowe Airport</text:a></text:p>
          </table:table-cell>
          <table:table-cell table:style-name="ce3" office:value-type="string" calcext:value-type="string">
            <text:p>Serow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W</text:p>
          </table:table-cell>
          <table:table-cell table:style-name="ce3" office:value-type="string" calcext:value-type="string">
            <text:p>SWX</text:p>
          </table:table-cell>
          <table:table-cell table:style-name="ce3" office:value-type="string" calcext:value-type="string">
            <text:p><text:a xlink:href="http://www.airport-data.com/world-airports/FBSW-SWX/" xlink:type="simple">Shakawe Airport</text:a></text:p>
          </table:table-cell>
          <table:table-cell table:style-name="ce3" office:value-type="string" calcext:value-type="string">
            <text:p>Shakaw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K</text:p>
          </table:table-cell>
          <table:table-cell table:style-name="ce3" office:value-type="string" calcext:value-type="string">
            <text:p>GBE</text:p>
          </table:table-cell>
          <table:table-cell table:style-name="ce3" office:value-type="string" calcext:value-type="string">
            <text:p><text:a xlink:href="http://www.airport-data.com/world-airports/FBSK-GBE/" xlink:type="simple">Sir Seretse Khama International Airport</text:a></text:p>
          </table:table-cell>
          <table:table-cell table:style-name="ce3" office:value-type="string" calcext:value-type="string">
            <text:p>Gaboron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SN</text:p>
          </table:table-cell>
          <table:table-cell table:style-name="ce3" office:value-type="string" calcext:value-type="string">
            <text:p>SXN</text:p>
          </table:table-cell>
          <table:table-cell table:style-name="ce3" office:value-type="string" calcext:value-type="string">
            <text:p><text:a xlink:href="http://www.airport-data.com/world-airports/FBSN-SXN/" xlink:type="simple">Sua Pan Airport</text:a></text:p>
          </table:table-cell>
          <table:table-cell table:style-name="ce3" office:value-type="string" calcext:value-type="string">
            <text:p>Sua Pan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TS</text:p>
          </table:table-cell>
          <table:table-cell table:style-name="ce3" office:value-type="string" calcext:value-type="string">
            <text:p>TBY</text:p>
          </table:table-cell>
          <table:table-cell table:style-name="ce3" office:value-type="string" calcext:value-type="string">
            <text:p><text:a xlink:href="http://www.airport-data.com/world-airports/FBTS-TBY/" xlink:type="simple">Tshabong Airport</text:a></text:p>
          </table:table-cell>
          <table:table-cell table:style-name="ce3" office:value-type="string" calcext:value-type="string">
            <text:p>Tshabong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TE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TE/" xlink:type="simple">Tshane Airport</text:a></text:p>
          </table:table-cell>
          <table:table-cell table:style-name="ce3" office:value-type="string" calcext:value-type="string">
            <text:p>Tshan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TL</text:p>
          </table:table-cell>
          <table:table-cell table:style-name="ce3" office:value-type="string" calcext:value-type="string">
            <text:p>TLD</text:p>
          </table:table-cell>
          <table:table-cell table:style-name="ce3" office:value-type="string" calcext:value-type="string">
            <text:p><text:a xlink:href="http://www.airport-data.com/world-airports/FBTL-TLD/" xlink:type="simple">Tuli Lodge Airport</text:a></text:p>
          </table:table-cell>
          <table:table-cell table:style-name="ce3" office:value-type="string" calcext:value-type="string">
            <text:p>Tuli Lodge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BXG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<text:a xlink:href="http://www.airport-data.com/world-airports/FBXG/" xlink:type="simple">Xugana Airport</text:a></text:p>
          </table:table-cell>
          <table:table-cell table:style-name="ce3" office:value-type="string" calcext:value-type="string">
            <text:p>Xugana</text:p>
          </table:table-cell>
          <table:table-cell table:style-name="ce3" office:value-type="string" calcext:value-type="string">
            <text:p>Botswana</text:p>
          </table:table-cell>
          <table:table-cell table:number-columns-repeated="1019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bania" table:base-cell-address="$Tabelle1.$A$1" table:expression="tabelle1!#REF!"/>
          <table:named-expression table:name="Algeria" table:base-cell-address="$Tabelle1.$A$1" table:expression="tabelle1!#REF!"/>
          <table:named-range table:name="Andorra" table:base-cell-address="$Tabelle1.$A$1" table:cell-range-address="$Tabelle1.$A$72"/>
          <table:named-range table:name="Angola" table:base-cell-address="$Tabelle1.$A$1" table:cell-range-address="$Tabelle1.$A$73"/>
          <table:named-range table:name="Anguilla" table:base-cell-address="$Tabelle1.$A$1" table:cell-range-address="$Tabelle1.$A$111"/>
          <table:named-range table:name="Antarctica" table:base-cell-address="$Tabelle1.$A$1" table:cell-range-address="$Tabelle1.$A$112"/>
          <table:named-range table:name="Argentina" table:base-cell-address="$Tabelle1.$A$1" table:cell-range-address="$Tabelle1.$A$115"/>
          <table:named-range table:name="Armenia" table:base-cell-address="$Tabelle1.$A$1" table:cell-range-address="$Tabelle1.$A$221"/>
          <table:named-range table:name="Aruba" table:base-cell-address="$Tabelle1.$A$1" table:cell-range-address="$Tabelle1.$A$223"/>
          <table:named-range table:name="Australia" table:base-cell-address="$Tabelle1.$A$1" table:cell-range-address="$Tabelle1.$A$224"/>
          <table:named-range table:name="Austria" table:base-cell-address="$Tabelle1.$A$1" table:cell-range-address="$Tabelle1.$A$846"/>
          <table:named-range table:name="Azerbaijan" table:base-cell-address="$Tabelle1.$A$1" table:cell-range-address="$Tabelle1.$A$86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29:10.673860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iber</meta:initial-creator>
    <meta:creation-date>2013-03-16T11:01:58</meta:creation-date>
    <dc:date>2016-06-20T15:43:10.370112572</dc:date>
    <meta:editing-duration>P0D</meta:editing-duration>
    <meta:generator>LibreOffice/4.2.8.2$Linux_X86_64 LibreOffice_project/420m0$Build-2</meta:generator>
    <meta:editing-cycles>1</meta:editing-cycles>
    <meta:document-statistic meta:table-count="1" meta:cell-count="44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